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112"/>
    <style:style style:name="ce4" style:family="table-cell" style:parent-style-name="Default" style:data-style-name="N2"/>
    <style:style style:name="ce5" style:family="table-cell" style:parent-style-name="Default" style:data-style-name="N110"/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COMPRESSIBLE SODIUM PROPER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. Fink and L. Leibowitz (1995). "Thermodynamic and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ies of sodium liquid and vapor', technical report ANL/RE-95/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or Engineering Division, Argonne National Laboratories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ne.anl.gov/eda/ANL-RE-95-2.pdf" xlink:type="simple">http://www.ne.anl.gov/eda/ANL-RE-95-2.pdf</text:a>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6"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s calculation is using a cp0 expression with coefficients derived from Eq 1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s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d</text:p>
          </table:table-cell>
          <table:table-cell table:formula="of:=[.B7]/[.B11]"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_h</text:p>
          </table:table-cell>
          <table:table-cell table:formula="of:=206900 - 572487.197816798" office:value-type="float" office:value="-365587.197816798" calcext:value-type="float">
            <text:p>-365587.197816798</text:p>
          </table:table-cell>
          <table:table-cell/>
          <table:table-cell office:value-type="string" calcext:value-type="string">
            <text:p>this value can be calculated as (h0 – h(T0)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p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3" office:value-type="float" office:value="1.6582" calcext:value-type="float">
            <text:p>1.6582E+00</text:p>
          </table:table-cell>
          <table:table-cell office:value-type="float" office:value="0" calcext:value-type="float">
            <text:p>0</text:p>
          </table:table-cell>
          <table:table-cell table:formula="of:=[.A16]*[.$B$7]^[.B16]" office:value-type="float" office:value="1.6582" calcext:value-type="float">
            <text:p>1.6582</text:p>
          </table:table-cell>
          <table:table-cell table:formula="of:=[.$B$11]*[.A16]*IF([.B16]=-1;LN([.$B$12]);[.$B$12]^([.B16]+1)/([.B16]+1))" office:value-type="float" office:value="2155.66" calcext:value-type="float">
            <text:p>2155.66</text:p>
          </table:table-cell>
        </table:table-row>
        <table:table-row table:style-name="ro1">
          <table:table-cell table:style-name="ce3" office:value-type="float" office:value="-0.0008479" calcext:value-type="float">
            <text:p>-8.4790E-04</text:p>
          </table:table-cell>
          <table:table-cell office:value-type="float" office:value="1" calcext:value-type="float">
            <text:p>1</text:p>
          </table:table-cell>
          <table:table-cell table:formula="of:=[.A17]*[.$B$7]^[.B17]" office:value-type="float" office:value="-1.10227" calcext:value-type="float">
            <text:p>-1.10227</text:p>
          </table:table-cell>
          <table:table-cell table:formula="of:=[.$B$11]*[.A17]*IF([.B17]=-1;LN([.$B$12]);[.$B$12]^([.B17]+1)/([.B17]+1))" office:value-type="float" office:value="-716.4755" calcext:value-type="float">
            <text:p>-716.4755</text:p>
          </table:table-cell>
        </table:table-row>
        <table:table-row table:style-name="ro1">
          <table:table-cell table:style-name="ce3" office:value-type="float" office:value="0.00000044541" calcext:value-type="float">
            <text:p>4.4541E-07</text:p>
          </table:table-cell>
          <table:table-cell office:value-type="float" office:value="2" calcext:value-type="float">
            <text:p>2</text:p>
          </table:table-cell>
          <table:table-cell table:formula="of:=[.A18]*[.$B$7]^[.B18]" office:value-type="float" office:value="0.7527429" calcext:value-type="float">
            <text:p>0.7527429</text:p>
          </table:table-cell>
          <table:table-cell table:formula="of:=[.$B$11]*[.A18]*IF([.B18]=-1;LN([.$B$12]);[.$B$12]^([.B18]+1)/([.B18]+1))" office:value-type="float" office:value="326.18859" calcext:value-type="float">
            <text:p>326.18859</text:p>
          </table:table-cell>
        </table:table-row>
        <table:table-row table:style-name="ro1">
          <table:table-cell table:style-name="ce3" office:value-type="float" office:value="-2992.6" calcext:value-type="float">
            <text:p>-2.9926E+03</text:p>
          </table:table-cell>
          <table:table-cell office:value-type="float" office:value="-2" calcext:value-type="float">
            <text:p>-2</text:p>
          </table:table-cell>
          <table:table-cell table:formula="of:=[.A19]*[.$B$7]^[.B19]" office:value-type="float" office:value="-0.00177076923076923" calcext:value-type="float">
            <text:p>-0.001770769230769</text:p>
          </table:table-cell>
          <table:table-cell table:formula="of:=[.$B$11]*[.A19]*IF([.B19]=-1;LN([.$B$12]);[.$B$12]^([.B19]+1)/([.B19]+1))" office:value-type="float" office:value="2.302" calcext:value-type="float">
            <text:p>2.3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16:.C19])" office:value-type="float" office:value="1.30690213076923" calcext:value-type="float">
            <text:p>1.30690213076923</text:p>
          </table:table-cell>
          <table:table-cell table:formula="of:=SUM([.D16:.D19])" office:value-type="float" office:value="1767.67509" calcext:value-type="float">
            <text:p>1767.675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p</text:p>
          </table:table-cell>
          <table:table-cell table:style-name="ce1" table:formula="of:=[.C21]*1000" office:value-type="float" office:value="1306.90213076923" calcext:value-type="float">
            <text:p>1306.902130769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formula="of:=[.D21]*1000 + [.B13]" office:value-type="float" office:value="1402087.8921832" calcext:value-type="float">
            <text:p>1402087.8921832</text:p>
          </table:table-cell>
          <table:table-cell office:value-type="string" calcext:value-type="string">
            <text:p>J/kg</text:p>
          </table:table-cell>
          <table:table-cell/>
        </table:table-row>
        <table:table-row table:style-name="ro1">
          <table:table-cell/>
          <table:table-cell table:style-name="ce1" table:formula="of:=[.B24]/1000" office:value-type="float" office:value="1402.0878921832" calcext:value-type="float">
            <text:p>1402.0878921832</text:p>
          </table:table-cell>
          <table:table-cell office:value-type="string" calcext:value-type="string">
            <text:p>kJ/k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s calculation is the one exactly as given in the reference, Eq 1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style-name="ce4" office:value-type="float" office:value="-365.77" calcext:value-type="float">
            <text:p>-365.77</text:p>
          </table:table-cell>
          <table:table-cell office:value-type="float" office:value="0" calcext:value-type="float">
            <text:p>0</text:p>
          </table:table-cell>
          <table:table-cell table:formula="of:=[.A31]*[.$B$7]^[.B31]" office:value-type="float" office:value="-365.77" calcext:value-type="float">
            <text:p>-365.77</text:p>
          </table:table-cell>
          <table:table-cell/>
        </table:table-row>
        <table:table-row table:style-name="ro1">
          <table:table-cell table:style-name="ce5" office:value-type="float" office:value="1.6582" calcext:value-type="float">
            <text:p>1.6582</text:p>
          </table:table-cell>
          <table:table-cell office:value-type="float" office:value="1" calcext:value-type="float">
            <text:p>1</text:p>
          </table:table-cell>
          <table:table-cell table:formula="of:=[.A32]*[.$B$7]^[.B32]" office:value-type="float" office:value="2155.66" calcext:value-type="float">
            <text:p>2155.66</text:p>
          </table:table-cell>
          <table:table-cell/>
        </table:table-row>
        <table:table-row table:style-name="ro1">
          <table:table-cell table:style-name="ce3" office:value-type="float" office:value="-0.00042395" calcext:value-type="float">
            <text:p>-4.2395E-04</text:p>
          </table:table-cell>
          <table:table-cell office:value-type="float" office:value="2" calcext:value-type="float">
            <text:p>2</text:p>
          </table:table-cell>
          <table:table-cell table:formula="of:=[.A33]*[.$B$7]^[.B33]" office:value-type="float" office:value="-716.4755" calcext:value-type="float">
            <text:p>-716.4755</text:p>
          </table:table-cell>
          <table:table-cell/>
        </table:table-row>
        <table:table-row table:style-name="ro1">
          <table:table-cell table:style-name="ce3" office:value-type="float" office:value="0.00000014847" calcext:value-type="float">
            <text:p>1.4847E-07</text:p>
          </table:table-cell>
          <table:table-cell office:value-type="float" office:value="3" calcext:value-type="float">
            <text:p>3</text:p>
          </table:table-cell>
          <table:table-cell table:formula="of:=[.A34]*[.$B$7]^[.B34]" office:value-type="float" office:value="326.18859" calcext:value-type="float">
            <text:p>326.18859</text:p>
          </table:table-cell>
          <table:table-cell/>
        </table:table-row>
        <table:table-row table:style-name="ro1">
          <table:table-cell table:style-name="ce3" office:value-type="float" office:value="2992.6" calcext:value-type="float">
            <text:p>2.9926E+03</text:p>
          </table:table-cell>
          <table:table-cell office:value-type="float" office:value="-1" calcext:value-type="float">
            <text:p>-1</text:p>
          </table:table-cell>
          <table:table-cell table:formula="of:=[.A35]*[.$B$7]^[.B35]" office:value-type="float" office:value="2.302" calcext:value-type="float">
            <text:p>2.30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1:.C35])" office:value-type="float" office:value="1401.90509" calcext:value-type="float">
            <text:p>1401.905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 – H0</text:p>
          </table:table-cell>
          <table:table-cell table:formula="of:=[.C37]*1000" office:value-type="float" office:value="1401905.09" calcext:value-type="float">
            <text:p>1401905.09</text:p>
          </table:table-cell>
          <table:table-cell office:value-type="string" calcext:value-type="string">
            <text:p>J/kg</text:p>
          </table:table-cell>
          <table:table-cell/>
        </table:table-row>
        <table:table-row table:style-name="ro1">
          <table:table-cell/>
          <table:table-cell table:style-name="ce1" table:formula="of:=[.B39]/1000" office:value-type="float" office:value="1401.90509" calcext:value-type="float">
            <text:p>1401.90509</text:p>
          </table:table-cell>
          <table:table-cell table:style-name="ce1" office:value-type="string" calcext:value-type="string">
            <text:p>kJ/k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 number:title="User-defined">
      <number:number number:decimal-places="5" loext:min-decimal-places="5" number:min-integer-digits="1"/>
    </number:number-style>
    <number:number-style style:name="N112" number:title="User-defined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ye</meta:initial-creator>
    <meta:creation-date>2020-02-01T13:51:19.638710506</meta:creation-date>
    <dc:date>2020-02-04T16:52:50.464167163</dc:date>
    <dc:creator>John Pye</dc:creator>
    <meta:editing-duration>P3DT5M38S</meta:editing-duration>
    <meta:editing-cycles>2</meta:editing-cycles>
    <meta:generator>LibreOffice/6.2.8.2$Linux_X86_64 LibreOffice_project/20$Build-2</meta:generator>
    <meta:document-statistic meta:table-count="1" meta:cell-count="69" meta:object-count="0"/>
  </office:meta>
</office:document-meta>
</file>